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1" style:apply-style-name="member" style:base-cell-address="members.C3"/>
      <style:map style:condition="cell-content()=2" style:apply-style-name="otherclub" style:base-cell-address="members.C3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1" style:apply-style-name="member" style:base-cell-address="members.C3"/>
      <style:map style:condition="cell-content()=2" style:apply-style-name="otherclub" style:base-cell-address="members.C3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ember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8" table:default-cell-style-name="ce6"/>
        <table:table-column table:style-name="co3" table:number-columns-repeated="1004" table:default-cell-style-name="Default"/>
        <table:table-row table:style-name="ro1">
          <table:table-cell table:style-name="Default" table:number-columns-repeated="2"/>
          <table:table-cell table:style-name="Default" office:value-type="string">
            <text:p>1 means member of CUCC, 2 means primary club is another club, 3 means primary club another club and corrected by email</text:p>
          </table:table-cell>
          <table:table-cell table:style-name="Default" table:number-columns-repeated="17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table:formula="of:=COUNTA([.C4:.C103])" office:value-type="float" office:value="25">
            <text:p>25</text:p>
          </table:table-cell>
          <table:table-cell table:style-name="Default"/>
          <table:table-cell table:style-name="Default" table:formula="of:=COUNTA([.E4:.E103])" office:value-type="float" office:value="28">
            <text:p>28</text:p>
          </table:table-cell>
          <table:table-cell table:style-name="Default"/>
          <table:table-cell table:style-name="Default" table:formula="of:=COUNTA([.G4:.G103])" office:value-type="float" office:value="40">
            <text:p>40</text:p>
          </table:table-cell>
          <table:table-cell table:style-name="Default"/>
          <table:table-cell table:style-name="Default" table:formula="of:=COUNTA([.I4:.I103])" office:value-type="float" office:value="43">
            <text:p>43</text:p>
          </table:table-cell>
          <table:table-cell table:style-name="Default"/>
          <table:table-cell table:style-name="Default" table:formula="of:=COUNTA([.K4:.K103])" office:value-type="float" office:value="49">
            <text:p>49</text:p>
          </table:table-cell>
          <table:table-cell table:style-name="Default"/>
          <table:table-cell table:style-name="Default" table:formula="of:=COUNTA([.M4:.M103])" office:value-type="float" office:value="41">
            <text:p>41</text:p>
          </table:table-cell>
          <table:table-cell table:style-name="Default"/>
          <table:table-cell table:style-name="Default" table:formula="of:=COUNTA([.O4:.O103])" office:value-type="float" office:value="47">
            <text:p>47</text:p>
          </table:table-cell>
          <table:table-cell table:style-name="Default"/>
          <table:table-cell table:style-name="Default" table:formula="of:=COUNTA([.Q4:.Q103])" office:value-type="float" office:value="35">
            <text:p>35</text:p>
          </table:table-cell>
          <table:table-cell table:style-name="Default"/>
          <table:table-cell table:style-name="Default" table:formula="of:=COUNTA([.S4:.S103])" office:value-type="float" office:value="36">
            <text:p>36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urname</text:p>
          </table:table-cell>
          <table:table-cell table:style-name="ce1" office:value-type="float" office:value="2004">
            <text:p>2004</text:p>
          </table:table-cell>
          <table:table-cell table:style-name="ce1" office:value-type="string">
            <text:p>committee</text:p>
          </table:table-cell>
          <table:table-cell table:style-name="ce1" office:value-type="float" office:value="2005">
            <text:p>2005</text:p>
          </table:table-cell>
          <table:table-cell table:style-name="ce1" office:value-type="string">
            <text:p>committee</text:p>
          </table:table-cell>
          <table:table-cell table:style-name="ce1" office:value-type="float" office:value="2006">
            <text:p>2006</text:p>
          </table:table-cell>
          <table:table-cell table:style-name="ce1" office:value-type="string">
            <text:p>committee</text:p>
          </table:table-cell>
          <table:table-cell table:style-name="ce1" office:value-type="float" office:value="2007">
            <text:p>2007</text:p>
          </table:table-cell>
          <table:table-cell table:style-name="ce1" office:value-type="string">
            <text:p>committee</text:p>
          </table:table-cell>
          <table:table-cell table:style-name="ce1" office:value-type="float" office:value="2008">
            <text:p>2008</text:p>
          </table:table-cell>
          <table:table-cell table:style-name="ce1" office:value-type="string">
            <text:p>committee</text:p>
          </table:table-cell>
          <table:table-cell table:style-name="ce1" office:value-type="float" office:value="2009">
            <text:p>2009</text:p>
          </table:table-cell>
          <table:table-cell table:style-name="ce1" office:value-type="string">
            <text:p>committee</text:p>
          </table:table-cell>
          <table:table-cell table:style-name="ce1" office:value-type="float" office:value="2010">
            <text:p>2010</text:p>
          </table:table-cell>
          <table:table-cell table:style-name="ce1" office:value-type="string">
            <text:p>committee</text:p>
          </table:table-cell>
          <table:table-cell table:style-name="ce1" office:value-type="float" office:value="2011">
            <text:p>2011</text:p>
          </table:table-cell>
          <table:table-cell table:style-name="ce1" office:value-type="string">
            <text:p>committee</text:p>
          </table:table-cell>
          <table:table-cell table:style-name="ce1" office:value-type="float" office:value="2012">
            <text:p>2012</text:p>
          </table:table-cell>
          <table:table-cell table:style-name="ce1" office:value-type="string">
            <text:p>committee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Wafa</text:p>
          </table:table-cell>
          <table:table-cell table:style-name="ce5" office:value-type="string">
            <text:p>Abutaleb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Laurence</text:p>
          </table:table-cell>
          <table:table-cell office:value-type="string">
            <text:p>Aitchison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raining</text:p>
          </table:table-cell>
          <table:table-cell office:value-type="float" office:value="1">
            <text:p>1</text:p>
          </table:table-cell>
          <table:table-cell office:value-type="string">
            <text:p>Training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Josephine</text:p>
          </table:table-cell>
          <table:table-cell office:value-type="string">
            <text:p>Anre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Bryony</text:p>
          </table:table-cell>
          <table:table-cell office:value-type="string">
            <text:p>Baines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Tim</text:p>
          </table:table-cell>
          <table:table-cell office:value-type="string">
            <text:p>Baker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Lawrence</text:p>
          </table:table-cell>
          <table:table-cell office:value-type="string">
            <text:p>Baker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Rupert</text:p>
          </table:table-cell>
          <table:table-cell office:value-type="string">
            <text:p>Bates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Sam</text:p>
          </table:table-cell>
          <table:table-cell office:value-type="string">
            <text:p>Bayliss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Stuart</text:p>
          </table:table-cell>
          <table:table-cell office:value-type="string">
            <text:p>Bennet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string">
            <text:p>honorary</text:p>
          </table:table-cell>
          <table:table-cell office:value-type="string">
            <text:p>Training</text:p>
          </table:table-cell>
          <table:table-cell office:value-type="string">
            <text:p>honorary</text:p>
          </table:table-cell>
          <table:table-cell office:value-type="string">
            <text:p>Junior treasurer &amp; Training</text:p>
          </table:table-cell>
          <table:table-cell table:number-columns-repeated="1004"/>
        </table:table-row>
        <table:table-row table:style-name="ro2">
          <table:table-cell office:value-type="string">
            <text:p>John</text:p>
          </table:table-cell>
          <table:table-cell office:value-type="string">
            <text:p>Bennett</text:p>
          </table:table-cell>
          <table:table-cell/>
          <table:table-cell office:value-type="string">
            <text:p>Tackle master</text:p>
          </table:table-cell>
          <table:table-cell/>
          <table:table-cell office:value-type="string">
            <text:p>Tackle 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John</text:p>
          </table:table-cell>
          <table:table-cell office:value-type="string">
            <text:p>Billings</text:p>
          </table:table-cell>
          <table:table-cell table:number-columns-repeated="5"/>
          <table:table-cell office:value-type="string">
            <text:p>Secretary</text:p>
          </table:table-cell>
          <table:table-cell office:value-type="float" office:value="1">
            <text:p>1</text:p>
          </table:table-cell>
          <table:table-cell office:value-type="string">
            <text:p>Secretary &amp; Web</text:p>
          </table:table-cell>
          <table:table-cell office:value-type="float" office:value="1">
            <text:p>1</text:p>
          </table:table-cell>
          <table:table-cell office:value-type="string">
            <text:p>Web</text:p>
          </table:table-cell>
          <table:table-cell office:value-type="float" office:value="1">
            <text:p>1</text:p>
          </table:table-cell>
          <table:table-cell office:value-type="string">
            <text:p>Web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Steve</text:p>
          </table:table-cell>
          <table:table-cell office:value-type="string">
            <text:p>Bish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Jennifer</text:p>
          </table:table-cell>
          <table:table-cell office:value-type="string">
            <text:p>Brown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Peter</text:p>
          </table:table-cell>
          <table:table-cell office:value-type="string">
            <text:p>Buchlovsky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Jonas </text:p>
          </table:table-cell>
          <table:table-cell office:value-type="string">
            <text:p>Bystrom 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ssica</text:p>
          </table:table-cell>
          <table:table-cell table:style-name="ce4" office:value-type="string">
            <text:p>Chatwin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Peter</text:p>
          </table:table-cell>
          <table:table-cell office:value-type="string">
            <text:p>Clifto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Tom</text:p>
          </table:table-cell>
          <table:table-cell office:value-type="string">
            <text:p>Cowton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Rowena</text:p>
          </table:table-cell>
          <table:table-cell office:value-type="string">
            <text:p>Crawford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Kevin</text:p>
          </table:table-cell>
          <table:table-cell table:style-name="ce5" office:value-type="string">
            <text:p>Crooks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lex</text:p>
          </table:table-cell>
          <table:table-cell office:value-type="string">
            <text:p>Crow</text:p>
          </table:table-cell>
          <table:table-cell table:number-columns-repeated="14"/>
          <table:table-cell office:value-type="float" office:value="2">
            <text:p>2</text:p>
          </table:table-cell>
          <table:table-cell office:value-type="string">
            <text:p>Tackle master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string">
            <text:p>Aaron </text:p>
          </table:table-cell>
          <table:table-cell office:value-type="string">
            <text:p>Curtis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ackle master &amp; Librarian</text:p>
          </table:table-cell>
          <table:table-cell office:value-type="float" office:value="1">
            <text:p>1</text:p>
          </table:table-cell>
          <table:table-cell office:value-type="string">
            <text:p>president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Edvin</text:p>
          </table:table-cell>
          <table:table-cell office:value-type="string">
            <text:p>Deadman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ets &amp; La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string">
            <text:p>Kim</text:p>
          </table:table-cell>
          <table:table-cell office:value-type="string">
            <text:p>Deadman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Bela</text:p>
          </table:table-cell>
          <table:table-cell office:value-type="string">
            <text:p>Dimova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Secretary</text:p>
          </table:table-cell>
          <table:table-cell table:number-columns-repeated="1004"/>
        </table:table-row>
        <table:table-row table:style-name="ro2">
          <table:table-cell office:value-type="string">
            <text:p>Mikaela</text:p>
          </table:table-cell>
          <table:table-cell office:value-type="string">
            <text:p>Ediger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Philip</text:p>
          </table:table-cell>
          <table:table-cell office:value-type="string">
            <text:p>Endecot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Anya</text:p>
          </table:table-cell>
          <table:table-cell office:value-type="string">
            <text:p>Ermakova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nna</text:p>
          </table:table-cell>
          <table:table-cell office:value-type="string">
            <text:p>Franz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Lucy</text:p>
          </table:table-cell>
          <table:table-cell office:value-type="string">
            <text:p>Freem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ets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Joe</text:p>
          </table:table-cell>
          <table:table-cell office:value-type="string">
            <text:p>Galvin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Benjamin</text:p>
          </table:table-cell>
          <table:table-cell office:value-type="string">
            <text:p>Gibson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ackle master</text:p>
          </table:table-cell>
          <table:table-cell office:value-type="float" office:value="1">
            <text:p>1</text:p>
          </table:table-cell>
          <table:table-cell office:value-type="string">
            <text:p>Junior treasurer</text:p>
          </table:table-cell>
          <table:table-cell table:number-columns-repeated="1008"/>
        </table:table-row>
        <table:table-row table:style-name="ro2">
          <table:table-cell office:value-type="string">
            <text:p>Nimrod</text:p>
          </table:table-cell>
          <table:table-cell office:value-type="string">
            <text:p>Gileadi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Lucas</text:p>
          </table:table-cell>
          <table:table-cell office:value-type="string">
            <text:p>Goehring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Jude</text:p>
          </table:table-cell>
          <table:table-cell office:value-type="string">
            <text:p>Gomil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Martin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string">
            <text:p>Trai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Gregory-Clarke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Andrew</text:p>
          </table:table-cell>
          <table:table-cell office:value-type="string">
            <text:p>Hacket-Pain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Tom</text:p>
          </table:table-cell>
          <table:table-cell office:value-type="string">
            <text:p>Handford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Peter </text:p>
          </table:table-cell>
          <table:table-cell office:value-type="string">
            <text:p>Harle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sident</text:p>
          </table:table-cell>
          <table:table-cell office:value-type="float" office:value="1">
            <text:p>1</text:p>
          </table:table-cell>
          <table:table-cell office:value-type="string">
            <text:p>Trai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Jessica</text:p>
          </table:table-cell>
          <table:table-cell office:value-type="string">
            <text:p>Hatchett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unior treasur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Cecelie</text:p>
          </table:table-cell>
          <table:table-cell office:value-type="string">
            <text:p>Hector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James</text:p>
          </table:table-cell>
          <table:table-cell office:value-type="string">
            <text:p>Hickson</text:p>
          </table:table-cell>
          <table:table-cell office:value-type="float" office:value="1">
            <text:p>1</text:p>
          </table:table-cell>
          <table:table-cell office:value-type="string">
            <text:p>Senior treasurer</text:p>
          </table:table-cell>
          <table:table-cell office:value-type="float" office:value="1">
            <text:p>1</text:p>
          </table:table-cell>
          <table:table-cell office:value-type="string">
            <text:p>Senior treasurer</text:p>
          </table:table-cell>
          <table:table-cell office:value-type="float" office:value="1">
            <text:p>1</text:p>
          </table:table-cell>
          <table:table-cell office:value-type="string">
            <text:p>Senior treasurer</text:p>
          </table:table-cell>
          <table:table-cell office:value-type="float" office:value="1">
            <text:p>1</text:p>
          </table:table-cell>
          <table:table-cell office:value-type="string">
            <text:p>Senior treasurer</text:p>
          </table:table-cell>
          <table:table-cell office:value-type="float" office:value="1">
            <text:p>1</text:p>
          </table:table-cell>
          <table:table-cell office:value-type="string">
            <text:p>Senior treasurer</text:p>
          </table:table-cell>
          <table:table-cell office:value-type="float" office:value="1">
            <text:p>1</text:p>
          </table:table-cell>
          <table:table-cell office:value-type="string">
            <text:p>Senior treasurer</text:p>
          </table:table-cell>
          <table:table-cell office:value-type="float" office:value="1">
            <text:p>1</text:p>
          </table:table-cell>
          <table:table-cell office:value-type="string">
            <text:p>Senior treasurer</text:p>
          </table:table-cell>
          <table:table-cell office:value-type="float" office:value="1">
            <text:p>1</text:p>
          </table:table-cell>
          <table:table-cell office:value-type="string">
            <text:p>Senior treasurer</text:p>
          </table:table-cell>
          <table:table-cell office:value-type="float" office:value="1">
            <text:p>1</text:p>
          </table:table-cell>
          <table:table-cell office:value-type="string">
            <text:p>Senior treasurer</text:p>
          </table:table-cell>
          <table:table-cell table:number-columns-repeated="1004"/>
        </table:table-row>
        <table:table-row table:style-name="ro2">
          <table:table-cell office:value-type="string">
            <text:p>Kathryn</text:p>
          </table:table-cell>
          <table:table-cell office:value-type="string">
            <text:p>Hopkins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ibrari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string">
            <text:p>Adrian</text:p>
          </table:table-cell>
          <table:table-cell office:value-type="string">
            <text:p>Horrell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 table:number-columns-repeated="1004"/>
        </table:table-row>
        <table:table-row table:style-name="ro2">
          <table:table-cell office:value-type="string">
            <text:p>John</text:p>
          </table:table-cell>
          <table:table-cell office:value-type="string">
            <text:p>Hu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Alex</text:p>
          </table:table-cell>
          <table:table-cell office:value-type="string">
            <text:p>Hyatt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Martin</text:p>
          </table:table-cell>
          <table:table-cell office:value-type="string">
            <text:p>Jahnke</text:p>
          </table:table-cell>
          <table:table-cell table:number-columns-repeated="7"/>
          <table:table-cell office:value-type="string">
            <text:p>Librarian</text:p>
          </table:table-cell>
          <table:table-cell/>
          <table:table-cell office:value-type="string">
            <text:p>Training</text:p>
          </table:table-cell>
          <table:table-cell office:value-type="float" office:value="1">
            <text:p>1</text:p>
          </table:table-cell>
          <table:table-cell office:value-type="string">
            <text:p>Librarian</text:p>
          </table:table-cell>
          <table:table-cell office:value-type="float" office:value="1">
            <text:p>1</text:p>
          </table:table-cell>
          <table:table-cell office:value-type="string">
            <text:p>Librarian &amp; Training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Olaf</text:p>
          </table:table-cell>
          <table:table-cell office:value-type="string">
            <text:p>Kahler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Konstantina</text:p>
          </table:table-cell>
          <table:table-cell office:value-type="string">
            <text:p>Karagavriilidou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dam</text:p>
          </table:table-cell>
          <table:table-cell office:value-type="string">
            <text:p>Kessler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Nadia</text:p>
          </table:table-cell>
          <table:table-cell office:value-type="string">
            <text:p>Kevlin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Ramana</text:p>
          </table:table-cell>
          <table:table-cell table:style-name="ce5" office:value-type="string">
            <text:p>Kumar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Jessica</text:p>
          </table:table-cell>
          <table:table-cell office:value-type="string">
            <text:p>Lam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Rebecca</text:p>
          </table:table-cell>
          <table:table-cell office:value-type="string">
            <text:p>Lawson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1009"/>
        </table:table-row>
        <table:table-row table:style-name="ro2">
          <table:table-cell office:value-type="string">
            <text:p>Jooyoung</text:p>
          </table:table-cell>
          <table:table-cell office:value-type="string">
            <text:p>Lee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David</text:p>
          </table:table-cell>
          <table:table-cell office:value-type="string">
            <text:p>Loeffler</text:p>
          </table:table-cell>
          <table:table-cell office:value-type="float" office:value="1">
            <text:p>1</text:p>
          </table:table-cell>
          <table:table-cell office:value-type="string">
            <text:p>Junior treasur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Thomas </text:p>
          </table:table-cell>
          <table:table-cell office:value-type="string">
            <text:p>Logan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cretary</text:p>
          </table:table-cell>
          <table:table-cell office:value-type="float" office:value="1">
            <text:p>1</text:p>
          </table:table-cell>
          <table:table-cell office:value-type="string">
            <text:p>Secretary &amp; Web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Siobhan</text:p>
          </table:table-cell>
          <table:table-cell office:value-type="string">
            <text:p>McGowan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Oliver</text:p>
          </table:table-cell>
          <table:table-cell office:value-type="string">
            <text:p>Madge</text:p>
          </table:table-cell>
          <table:table-cell office:value-type="float" office:value="1">
            <text:p>1</text:p>
          </table:table-cell>
          <table:table-cell office:value-type="string">
            <text:p>Secreta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rai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Sophie</text:p>
          </table:table-cell>
          <table:table-cell office:value-type="string">
            <text:p>Ma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Earl</text:p>
          </table:table-cell>
          <table:table-cell office:value-type="string">
            <text:p>Mer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David</text:p>
          </table:table-cell>
          <table:table-cell office:value-type="string">
            <text:p>Molnar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unior treasurer</text:p>
          </table:table-cell>
          <table:table-cell office:value-type="string">
            <text:p>honorary</text:p>
          </table:table-cell>
          <table:table-cell office:value-type="string">
            <text:p>Librarian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Yves</text:p>
          </table:table-cell>
          <table:table-cell table:style-name="ce5" office:value-type="string">
            <text:p>Moussallam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Chantalle </text:p>
          </table:table-cell>
          <table:table-cell office:value-type="string">
            <text:p>Mouwer 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Krista</text:p>
          </table:table-cell>
          <table:table-cell table:style-name="ce5" office:value-type="string">
            <text:p>Mumdzjana</text:p>
          </table:table-cell>
          <table:table-cell table:number-columns-repeated="15"/>
          <table:table-cell office:value-type="string">
            <text:p>Secretary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Richard</text:p>
          </table:table-cell>
          <table:table-cell office:value-type="string">
            <text:p>Mundy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Vinay </text:p>
          </table:table-cell>
          <table:table-cell office:value-type="string">
            <text:p>Neogi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Elaine</text:p>
          </table:table-cell>
          <table:table-cell office:value-type="string">
            <text:p>Oliver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Nial</text:p>
          </table:table-cell>
          <table:table-cell office:value-type="string">
            <text:p>Peters</text:p>
          </table:table-cell>
          <table:table-cell office:value-type="float" office:value="1">
            <text:p>1</text:p>
          </table:table-cell>
          <table:table-cell office:value-type="string">
            <text:p>president</text:p>
          </table:table-cell>
          <table:table-cell office:value-type="float" office:value="1">
            <text:p>1</text:p>
          </table:table-cell>
          <table:table-cell office:value-type="string">
            <text:p>president</text:p>
          </table:table-cell>
          <table:table-cell office:value-type="float" office:value="1">
            <text:p>1</text:p>
          </table:table-cell>
          <table:table-cell office:value-type="string">
            <text:p>Trai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areth </text:p>
          </table:table-cell>
          <table:table-cell office:value-type="string">
            <text:p>Phillips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Serena </text:p>
          </table:table-cell>
          <table:table-cell office:value-type="string">
            <text:p>Povia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unior treasur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ets</text:p>
          </table:table-cell>
          <table:table-cell office:value-type="float" office:value="1">
            <text:p>1</text:p>
          </table:table-cell>
          <table:table-cell office:value-type="string">
            <text:p>Me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Simon</text:p>
          </table:table-cell>
          <table:table-cell office:value-type="string">
            <text:p>Redh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Tony</text:p>
          </table:table-cell>
          <table:table-cell office:value-type="string">
            <text:p>Rooke</text:p>
          </table:table-cell>
          <table:table-cell office:value-type="float" office:value="1">
            <text:p>1</text:p>
          </table:table-cell>
          <table:table-cell office:value-type="string">
            <text:p>Training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string">
            <text:p>Vittorio</text:p>
          </table:table-cell>
          <table:table-cell office:value-type="string">
            <text:p>Scardaci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Cornelia</text:p>
          </table:table-cell>
          <table:table-cell office:value-type="string">
            <text:p>Schoene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Richard</text:p>
          </table:table-cell>
          <table:table-cell office:value-type="string">
            <text:p>Sha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Mark</text:p>
          </table:table-cell>
          <table:table-cell office:value-type="string">
            <text:p>Shinwell</text:p>
          </table:table-cell>
          <table:table-cell office:value-type="float" office:value="1">
            <text:p>1</text:p>
          </table:table-cell>
          <table:table-cell office:value-type="string">
            <text:p>Meets</text:p>
          </table:table-cell>
          <table:table-cell office:value-type="float" office:value="1">
            <text:p>1</text:p>
          </table:table-cell>
          <table:table-cell office:value-type="string">
            <text:p>Training</text:p>
          </table:table-cell>
          <table:table-cell office:value-type="float" office:value="1">
            <text:p>1</text:p>
          </table:table-cell>
          <table:table-cell office:value-type="string">
            <text:p>Junior treasur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string">
            <text:p>Jeff</text:p>
          </table:table-cell>
          <table:table-cell office:value-type="string">
            <text:p>Snyd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Toby</text:p>
          </table:table-cell>
          <table:table-cell office:value-type="string">
            <text:p>Speigh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Oliver</text:p>
          </table:table-cell>
          <table:table-cell office:value-type="string">
            <text:p>Stevens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ackle master</text:p>
          </table:table-cell>
          <table:table-cell office:value-type="float" office:value="1">
            <text:p>1</text:p>
          </table:table-cell>
          <table:table-cell office:value-type="string">
            <text:p>president</text:p>
          </table:table-cell>
          <table:table-cell office:value-type="float" office:value="1">
            <text:p>1</text:p>
          </table:table-cell>
          <table:table-cell office:value-type="string">
            <text:p>Junior treasurer</text:p>
          </table:table-cell>
          <table:table-cell office:value-type="float" office:value="1">
            <text:p>1</text:p>
          </table:table-cell>
          <table:table-cell office:value-type="string">
            <text:p>Tackle maste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string">
            <text:p>Jessica</text:p>
          </table:table-cell>
          <table:table-cell office:value-type="string">
            <text:p>Stirrups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cretary</text:p>
          </table:table-cell>
          <table:table-cell office:value-type="float" office:value="1">
            <text:p>1</text:p>
          </table:table-cell>
          <table:table-cell office:value-type="string">
            <text:p>president</text:p>
          </table:table-cell>
          <table:table-cell office:value-type="float" office:value="1">
            <text:p>1</text:p>
          </table:table-cell>
          <table:table-cell office:value-type="string">
            <text:p>president</text:p>
          </table:table-cell>
          <table:table-cell office:value-type="float" office:value="1">
            <text:p>1</text:p>
          </table:table-cell>
          <table:table-cell office:value-type="string">
            <text:p>Librarian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Daniel</text:p>
          </table:table-cell>
          <table:table-cell table:style-name="ce5" office:value-type="string">
            <text:p>Storistenau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Mike</text:p>
          </table:table-cell>
          <table:table-cell office:value-type="string">
            <text:p>Tann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Xian Jie</text:p>
          </table:table-cell>
          <table:table-cell table:style-name="ce4" office:value-type="string">
            <text:p>Tay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string">
            <text:p>Tackle master</text:p>
          </table:table-cell>
          <table:table-cell table:number-columns-repeated="1004"/>
        </table:table-row>
        <table:table-row table:style-name="ro2">
          <table:table-cell office:value-type="string">
            <text:p>Letty</text:p>
          </table:table-cell>
          <table:table-cell office:value-type="string">
            <text:p>Ten Hark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Julian </text:p>
          </table:table-cell>
          <table:table-cell office:value-type="string">
            <text:p>Todd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1009"/>
        </table:table-row>
        <table:table-row table:style-name="ro2">
          <table:table-cell office:value-type="string">
            <text:p>Vasilios</text:p>
          </table:table-cell>
          <table:table-cell office:value-type="string">
            <text:p>Tsiopanas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Frank </text:p>
          </table:table-cell>
          <table:table-cell office:value-type="string">
            <text:p>Tully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09"/>
        </table:table-row>
        <table:table-row table:style-name="ro2">
          <table:table-cell office:value-type="string">
            <text:p>Hang</text:p>
          </table:table-cell>
          <table:table-cell office:value-type="string">
            <text:p>Tung Ch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Oliver</text:p>
          </table:table-cell>
          <table:table-cell office:value-type="string">
            <text:p>Van Ack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Djuke</text:p>
          </table:table-cell>
          <table:table-cell office:value-type="string">
            <text:p>Veldhu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Rachel</text:p>
          </table:table-cell>
          <table:table-cell office:value-type="string">
            <text:p>Villnow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Matthew</text:p>
          </table:table-cell>
          <table:table-cell office:value-type="string">
            <text:p>Wallen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ackle master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Matthew</text:p>
          </table:table-cell>
          <table:table-cell office:value-type="string">
            <text:p>Watson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ets</text:p>
          </table:table-cell>
          <table:table-cell office:value-type="float" office:value="1">
            <text:p>1</text:p>
          </table:table-cell>
          <table:table-cell office:value-type="string">
            <text:p>Meets</text:p>
          </table:table-cell>
          <table:table-cell table:number-columns-repeated="1004"/>
        </table:table-row>
        <table:table-row table:style-name="ro2">
          <table:table-cell office:value-type="string">
            <text:p>Sarah </text:p>
          </table:table-cell>
          <table:table-cell office:value-type="string">
            <text:p>Whi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ecretary</text:p>
          </table:table-cell>
          <table:table-cell office:value-type="float" office:value="1">
            <text:p>1</text:p>
          </table:table-cell>
          <table:table-cell office:value-type="string">
            <text:p>Me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Emma</text:p>
          </table:table-cell>
          <table:table-cell office:value-type="string">
            <text:p>Wils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Junior treasur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iora</text:p>
          </table:table-cell>
          <table:table-cell office:value-type="string">
            <text:p>Zabala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string">
            <text:p>president</text:p>
          </table:table-cell>
          <table:table-cell office:value-type="float" office:value="1">
            <text:p>1</text:p>
          </table:table-cell>
          <table:table-cell office:value-type="string">
            <text:p>president</text:p>
          </table:table-cell>
          <table:table-cell table:number-columns-repeated="1004"/>
        </table:table-row>
        <table:table-row table:style-name="ro2">
          <table:table-cell office:value-type="string">
            <text:p>Franklin</text:p>
          </table:table-cell>
          <table:table-cell office:value-type="string">
            <text:p>Zhong Lei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Wooke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brarian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amp</text:p>
          </table:table-cell>
          <table:table-cell office:value-type="float" office:value="2">
            <text:p>2</text:p>
          </table:table-cell>
          <table:table-cell office:value-type="string">
            <text:p>Lamp</text:p>
          </table:table-cell>
          <table:table-cell office:value-type="float" office:value="2">
            <text:p>2</text:p>
          </table:table-cell>
          <table:table-cell office:value-type="string">
            <text:p>Lamp &amp; Web</text:p>
          </table:table-cell>
          <table:table-cell office:value-type="float" office:value="2">
            <text:p>2</text:p>
          </table:table-cell>
          <table:table-cell office:value-type="string">
            <text:p>Web</text:p>
          </table:table-cell>
          <table:table-cell table:number-columns-repeated="1004"/>
        </table:table-row>
      </table:table>
      <table:table table:name="cavers2011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5" table:number-columns-repeated="8" table:default-cell-style-name="ce7"/>
        <table:table-column table:style-name="co5" table:default-cell-style-name="Default"/>
        <table:table-row table:style-name="ro1">
          <table:table-cell table:number-columns-repeated="2"/>
          <table:table-cell table:style-name="Default" office:value-type="string">
            <text:p>Caving in 2011-2012</text:p>
          </table:table-cell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>
            <text:p>Peaks I, Sat 15-16 Oct 2011 at TSG</text:p>
          </table:table-cell>
          <table:table-cell table:style-name="Default" office:value-type="string">
            <text:p>Peaks II, Sat 22-23 Oct 2011 at TSG</text:p>
          </table:table-cell>
          <table:table-cell table:style-name="Default" office:value-type="string">
            <text:p>Yorks I, Fri 28-30 Oct 2011, at Bull Pot Farm</text:p>
          </table:table-cell>
          <table:table-cell table:style-name="Default" office:value-type="string">
            <text:p>Mendip I, Fri 18-20 Nov 2011, at Wessex</text:p>
          </table:table-cell>
          <table:table-cell table:style-name="Default" office:value-type="string">
            <text:p>CHECC, Fri 25-27 Nov 2011, camping at Dalesbridge on damped grass under a storm of 80kmh winds</text:p>
          </table:table-cell>
          <table:table-cell table:style-name="Default" office:value-type="string">
            <text:p>South Wales I, Fri 27-29 Jan, SWCC</text:p>
          </table:table-cell>
          <table:table-cell table:style-name="Default" office:value-type="string">
            <text:p>Mendip II, Fri 24th-26th Feb, Wessex</text:p>
          </table:table-cell>
          <table:table-cell table:style-name="Default" office:value-type="string">
            <text:p>Peaks II 9-10 Mar, TSG</text:p>
          </table:table-cell>
          <table:table-cell/>
        </table:table-row>
        <table:table-row table:style-name="ro2">
          <table:table-cell office:value-type="string">
            <text:p>Stuart</text:p>
          </table:table-cell>
          <table:table-cell office:value-type="string">
            <text:p>Bennett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SUM([.C3:.J3])" office:value-type="float" office:value="2">
            <text:p>2</text:p>
          </table:table-cell>
        </table:table-row>
        <table:table-row table:style-name="ro2">
          <table:table-cell office:value-type="string">
            <text:p>Alisdair</text:p>
          </table:table-cell>
          <table:table-cell office:value-type="string">
            <text:p>Bolger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C4:.J4])" office:value-type="float" office:value="1">
            <text:p>1</text:p>
          </table:table-cell>
        </table:table-row>
        <table:table-row table:style-name="ro2">
          <table:table-cell office:value-type="string">
            <text:p>Alex</text:p>
          </table:table-cell>
          <table:table-cell office:value-type="string">
            <text:p>Broekhof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SUM([.C5:.J5])" office:value-type="float" office:value="1">
            <text:p>1</text:p>
          </table:table-cell>
        </table:table-row>
        <table:table-row table:style-name="ro2">
          <table:table-cell office:value-type="string">
            <text:p>Jessica</text:p>
          </table:table-cell>
          <table:table-cell office:value-type="string">
            <text:p>Chatwi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C6:.J6])" office:value-type="float" office:value="2">
            <text:p>2</text:p>
          </table:table-cell>
        </table:table-row>
        <table:table-row table:style-name="ro2">
          <table:table-cell office:value-type="string">
            <text:p>Nhan</text:p>
          </table:table-cell>
          <table:table-cell office:value-type="string">
            <text:p>Dao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SUM([.C7:.J7])" office:value-type="float" office:value="1">
            <text:p>1</text:p>
          </table:table-cell>
        </table:table-row>
        <table:table-row table:style-name="ro2">
          <table:table-cell office:value-type="string">
            <text:p>Edvin</text:p>
          </table:table-cell>
          <table:table-cell office:value-type="string">
            <text:p>Deadm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C8:.J8])" office:value-type="float" office:value="3">
            <text:p>3</text:p>
          </table:table-cell>
        </table:table-row>
        <table:table-row table:style-name="ro2">
          <table:table-cell office:value-type="string">
            <text:p>Bela</text:p>
          </table:table-cell>
          <table:table-cell office:value-type="string">
            <text:p>Dimova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C9:.J9])" office:value-type="float" office:value="1">
            <text:p>1</text:p>
          </table:table-cell>
        </table:table-row>
        <table:table-row table:style-name="ro2">
          <table:table-cell office:value-type="string">
            <text:p>Mikaela</text:p>
          </table:table-cell>
          <table:table-cell office:value-type="string">
            <text:p>Edig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formula="of:=SUM([.C10:.J10])" office:value-type="float" office:value="2">
            <text:p>2</text:p>
          </table:table-cell>
        </table:table-row>
        <table:table-row table:style-name="ro2">
          <table:table-cell office:value-type="string">
            <text:p>Anya</text:p>
          </table:table-cell>
          <table:table-cell office:value-type="string">
            <text:p>Ermakov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C11:.J11])" office:value-type="float" office:value="2">
            <text:p>2</text:p>
          </table:table-cell>
        </table:table-row>
        <table:table-row table:style-name="ro2">
          <table:table-cell office:value-type="string">
            <text:p>Olivia</text:p>
          </table:table-cell>
          <table:table-cell office:value-type="string">
            <text:p>Espy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C12:.J12])" office:value-type="float" office:value="1">
            <text:p>1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Funke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SUM([.C13:.J13])" office:value-type="float" office:value="1">
            <text:p>1</text:p>
          </table:table-cell>
        </table:table-row>
        <table:table-row table:style-name="ro2">
          <table:table-cell office:value-type="string">
            <text:p>Sarah</text:p>
          </table:table-cell>
          <table:table-cell office:value-type="string">
            <text:p>Gales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C14:.J14])" office:value-type="float" office:value="1">
            <text:p>1</text:p>
          </table:table-cell>
        </table:table-row>
        <table:table-row table:style-name="ro2">
          <table:table-cell office:value-type="string">
            <text:p>Nimrod</text:p>
          </table:table-cell>
          <table:table-cell office:value-type="string">
            <text:p>Gileadi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C15:.J15])" office:value-type="float" office:value="2">
            <text:p>2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Green</text:p>
          </table:table-cell>
          <table:table-cell table:number-columns-repeated="3" office:value-type="float" office:value="1">
            <text:p>1</text:p>
          </table:table-cell>
          <table:table-cell table:number-columns-repeated="5"/>
          <table:table-cell table:formula="of:=SUM([.C16:.J16])" office:value-type="float" office:value="3">
            <text:p>3</text:p>
          </table:table-cell>
        </table:table-row>
        <table:table-row table:style-name="ro2">
          <table:table-cell office:value-type="string">
            <text:p>Tom</text:p>
          </table:table-cell>
          <table:table-cell office:value-type="string">
            <text:p>Handfor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formula="of:=SUM([.C17:.J17])" office:value-type="float" office:value="1">
            <text:p>1</text:p>
          </table:table-cell>
        </table:table-row>
        <table:table-row table:style-name="ro2">
          <table:table-cell office:value-type="string">
            <text:p>James</text:p>
          </table:table-cell>
          <table:table-cell office:value-type="string">
            <text:p>Hickson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SUM([.C18:.J18])" office:value-type="float" office:value="1">
            <text:p>1</text:p>
          </table:table-cell>
        </table:table-row>
        <table:table-row table:style-name="ro2">
          <table:table-cell office:value-type="string">
            <text:p>Kathryn</text:p>
          </table:table-cell>
          <table:table-cell office:value-type="string">
            <text:p>Hop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C19:.J19])" office:value-type="float" office:value="3">
            <text:p>3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Horrell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SUM([.C20:.J20])" office:value-type="float" office:value="3">
            <text:p>3</text:p>
          </table:table-cell>
        </table:table-row>
        <table:table-row table:style-name="ro2">
          <table:table-cell office:value-type="string">
            <text:p>Tess</text:p>
          </table:table-cell>
          <table:table-cell office:value-type="string">
            <text:p>Jon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formula="of:=SUM([.C21:.J21])" office:value-type="float" office:value="1">
            <text:p>1</text:p>
          </table:table-cell>
        </table:table-row>
        <table:table-row table:style-name="ro2">
          <table:table-cell office:value-type="string">
            <text:p>Olaf</text:p>
          </table:table-cell>
          <table:table-cell office:value-type="string">
            <text:p>Kähle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formula="of:=SUM([.C22:.J22])" office:value-type="float" office:value="1">
            <text:p>1</text:p>
          </table:table-cell>
        </table:table-row>
        <table:table-row table:style-name="ro2">
          <table:table-cell office:value-type="string">
            <text:p>John</text:p>
          </table:table-cell>
          <table:table-cell office:value-type="string">
            <text:p>Kendall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formula="of:=SUM([.C23:.J23])" office:value-type="float" office:value="1">
            <text:p>1</text:p>
          </table:table-cell>
        </table:table-row>
        <table:table-row table:style-name="ro2">
          <table:table-cell office:value-type="string">
            <text:p>Rachael</text:p>
          </table:table-cell>
          <table:table-cell office:value-type="string">
            <text:p>Kendall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formula="of:=SUM([.C24:.J24])" office:value-type="float" office:value="1">
            <text:p>1</text:p>
          </table:table-cell>
        </table:table-row>
        <table:table-row table:style-name="ro2">
          <table:table-cell office:value-type="string">
            <text:p>Ramana</text:p>
          </table:table-cell>
          <table:table-cell office:value-type="string">
            <text:p>Kum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C25:.J25])" office:value-type="float" office:value="2">
            <text:p>2</text:p>
          </table:table-cell>
        </table:table-row>
        <table:table-row table:style-name="ro2">
          <table:table-cell office:value-type="string">
            <text:p>Jan</text:p>
          </table:table-cell>
          <table:table-cell office:value-type="string">
            <text:p>Lellman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formula="of:=SUM([.C26:.J26])" office:value-type="float" office:value="1">
            <text:p>1</text:p>
          </table:table-cell>
        </table:table-row>
        <table:table-row table:style-name="ro2">
          <table:table-cell office:value-type="string">
            <text:p>David</text:p>
          </table:table-cell>
          <table:table-cell office:value-type="string">
            <text:p>Loeffler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formula="of:=SUM([.C27:.J27])" office:value-type="float" office:value="1">
            <text:p>1</text:p>
          </table:table-cell>
        </table:table-row>
        <table:table-row table:style-name="ro2">
          <table:table-cell office:value-type="string">
            <text:p>Siobhan</text:p>
          </table:table-cell>
          <table:table-cell office:value-type="string">
            <text:p>MacGowan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C28:.J28])" office:value-type="float" office:value="2">
            <text:p>2</text:p>
          </table:table-cell>
        </table:table-row>
        <table:table-row table:style-name="ro2">
          <table:table-cell office:value-type="string">
            <text:p>Olly</text:p>
          </table:table-cell>
          <table:table-cell office:value-type="string">
            <text:p>Mad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C29:.J29])" office:value-type="float" office:value="3">
            <text:p>3</text:p>
          </table:table-cell>
        </table:table-row>
        <table:table-row table:style-name="ro2">
          <table:table-cell office:value-type="string">
            <text:p>Matthew</text:p>
          </table:table-cell>
          <table:table-cell office:value-type="string">
            <text:p>Morgan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C30:.J30])" office:value-type="float" office:value="1">
            <text:p>1</text:p>
          </table:table-cell>
        </table:table-row>
        <table:table-row table:style-name="ro2">
          <table:table-cell office:value-type="string">
            <text:p>Yves</text:p>
          </table:table-cell>
          <table:table-cell office:value-type="string">
            <text:p>Moussalam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SUM([.C31:.J31])" office:value-type="float" office:value="2">
            <text:p>2</text:p>
          </table:table-cell>
        </table:table-row>
        <table:table-row table:style-name="ro2">
          <table:table-cell office:value-type="string">
            <text:p>Nial</text:p>
          </table:table-cell>
          <table:table-cell office:value-type="string">
            <text:p>Peters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C32:.J32])" office:value-type="float" office:value="1">
            <text:p>1</text:p>
          </table:table-cell>
        </table:table-row>
        <table:table-row table:style-name="ro2">
          <table:table-cell office:value-type="string">
            <text:p>Gareth</text:p>
          </table:table-cell>
          <table:table-cell office:value-type="string">
            <text:p>Phillip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SUM([.C33:.J33])" office:value-type="float" office:value="1">
            <text:p>1</text:p>
          </table:table-cell>
        </table:table-row>
        <table:table-row table:style-name="ro2">
          <table:table-cell office:value-type="string">
            <text:p>Serena</text:p>
          </table:table-cell>
          <table:table-cell office:value-type="string">
            <text:p>Povia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SUM([.C34:.J34])" office:value-type="float" office:value="1">
            <text:p>1</text:p>
          </table:table-cell>
        </table:table-row>
        <table:table-row table:style-name="ro2">
          <table:table-cell office:value-type="string">
            <text:p>Eliza</text:p>
          </table:table-cell>
          <table:table-cell office:value-type="string">
            <text:p>Prettyman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C35:.J35])" office:value-type="float" office:value="1">
            <text:p>1</text:p>
          </table:table-cell>
        </table:table-row>
        <table:table-row table:style-name="ro2">
          <table:table-cell office:value-type="string">
            <text:p>Tony</text:p>
          </table:table-cell>
          <table:table-cell office:value-type="string">
            <text:p>Rooke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C36:.J36])" office:value-type="float" office:value="1">
            <text:p>1</text:p>
          </table:table-cell>
        </table:table-row>
        <table:table-row table:style-name="ro2">
          <table:table-cell office:value-type="string">
            <text:p>Fareeha</text:p>
          </table:table-cell>
          <table:table-cell office:value-type="string">
            <text:p>Safir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SUM([.C37:.J37])" office:value-type="float" office:value="1">
            <text:p>1</text:p>
          </table:table-cell>
        </table:table-row>
        <table:table-row table:style-name="ro2">
          <table:table-cell office:value-type="string">
            <text:p>Mark</text:p>
          </table:table-cell>
          <table:table-cell office:value-type="string">
            <text:p>Shinwel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style-name="ce8" table:formula="of:=SUM([.C38:.J38])" office:value-type="float" office:value="4">
            <text:p>4</text:p>
          </table:table-cell>
        </table:table-row>
        <table:table-row table:style-name="ro2">
          <table:table-cell office:value-type="string">
            <text:p>Jess</text:p>
          </table:table-cell>
          <table:table-cell office:value-type="string">
            <text:p>Stirrups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8" table:formula="of:=SUM([.C39:.J39])" office:value-type="float" office:value="5">
            <text:p>5</text:p>
          </table:table-cell>
        </table:table-row>
        <table:table-row table:style-name="ro2">
          <table:table-cell office:value-type="string">
            <text:p>Dan</text:p>
          </table:table-cell>
          <table:table-cell office:value-type="string">
            <text:p>Stori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C40:.J40])" office:value-type="float" office:value="2">
            <text:p>2</text:p>
          </table:table-cell>
        </table:table-row>
        <table:table-row table:style-name="ro2">
          <table:table-cell office:value-type="string">
            <text:p>Xian Jie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SUM([.C41:.J41])" office:value-type="float" office:value="2">
            <text:p>2</text:p>
          </table:table-cell>
        </table:table-row>
        <table:table-row table:style-name="ro2">
          <table:table-cell office:value-type="string">
            <text:p>Keshav</text:p>
          </table:table-cell>
          <table:table-cell office:value-type="string">
            <text:p>Thirumalai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C42:.J42])" office:value-type="float" office:value="1">
            <text:p>1</text:p>
          </table:table-cell>
        </table:table-row>
        <table:table-row table:style-name="ro2">
          <table:table-cell office:value-type="string">
            <text:p>Frank</text:p>
          </table:table-cell>
          <table:table-cell office:value-type="string">
            <text:p>Tully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formula="of:=SUM([.C43:.J43])" office:value-type="float" office:value="1">
            <text:p>1</text:p>
          </table:table-cell>
        </table:table-row>
        <table:table-row table:style-name="ro2">
          <table:table-cell office:value-type="string">
            <text:p>J J A</text:p>
          </table:table-cell>
          <table:table-cell office:value-type="string">
            <text:p>Walker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SUM([.C44:.J44])" office:value-type="float" office:value="1">
            <text:p>1</text:p>
          </table:table-cell>
        </table:table-row>
        <table:table-row table:style-name="ro2">
          <table:table-cell office:value-type="string">
            <text:p>Matthew</text:p>
          </table:table-cell>
          <table:table-cell office:value-type="string">
            <text:p>Watson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style-name="ce8" table:formula="of:=SUM([.C45:.J45])" office:value-type="float" office:value="4">
            <text:p>4</text:p>
          </table:table-cell>
        </table:table-row>
        <table:table-row table:style-name="ro2">
          <table:table-cell office:value-type="string">
            <text:p>Clive</text:p>
          </table:table-cell>
          <table:table-cell office:value-type="string">
            <text:p>Westlake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formula="of:=SUM([.C46:.J46])" office:value-type="float" office:value="1">
            <text:p>1</text:p>
          </table:table-cell>
        </table:table-row>
        <table:table-row table:style-name="ro2">
          <table:table-cell office:value-type="string">
            <text:p>Emma</text:p>
          </table:table-cell>
          <table:table-cell office:value-type="string">
            <text:p>Wilson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C47:.J47])" office:value-type="float" office:value="3">
            <text:p>3</text:p>
          </table:table-cell>
        </table:table-row>
        <table:table-row table:style-name="ro2">
          <table:table-cell office:value-type="string">
            <text:p>L J</text:p>
          </table:table-cell>
          <table:table-cell office:value-type="string">
            <text:p>Young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SUM([.C48:.J48])" office:value-type="float" office:value="1">
            <text:p>1</text:p>
          </table:table-cell>
        </table:table-row>
        <table:table-row table:style-name="ro2">
          <table:table-cell office:value-type="string">
            <text:p>Aiora</text:p>
          </table:table-cell>
          <table:table-cell office:value-type="string">
            <text:p>Zabala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table:formula="of:=SUM([.C49:.J49])" office:value-type="float" office:value="4">
            <text:p>4</text:p>
          </table:table-cell>
        </table:table-row>
        <table:table-row table:style-name="ro2">
          <table:table-cell office:value-type="string">
            <text:p>Wookey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formula="of:=SUM([.C50:.J50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Default" table:formula="of:=SUM([.C3:.C50])" office:value-type="float" office:value="14">
            <text:p>14</text:p>
          </table:table-cell>
          <table:table-cell table:style-name="Default" table:formula="of:=SUM([.D3:.D50])" office:value-type="float" office:value="16">
            <text:p>16</text:p>
          </table:table-cell>
          <table:table-cell table:style-name="Default" table:formula="of:=SUM([.E3:.E50])" office:value-type="float" office:value="9">
            <text:p>9</text:p>
          </table:table-cell>
          <table:table-cell table:style-name="Default" table:formula="of:=SUM([.F3:.F50])" office:value-type="float" office:value="10">
            <text:p>10</text:p>
          </table:table-cell>
          <table:table-cell table:style-name="Default" table:formula="of:=SUM([.G3:.G50])" office:value-type="float" office:value="7">
            <text:p>7</text:p>
          </table:table-cell>
          <table:table-cell table:style-name="Default" table:formula="of:=SUM([.H3:.H50])" office:value-type="float" office:value="10">
            <text:p>10</text:p>
          </table:table-cell>
          <table:table-cell table:style-name="Default" table:formula="of:=SUM([.I3:.I50])" office:value-type="float" office:value="7">
            <text:p>7</text:p>
          </table:table-cell>
          <table:table-cell table:style-name="Default" table:formula="of:=SUM([.J3:.J50])" office:value-type="float" office:value="10">
            <text:p>10</text:p>
          </table:table-cell>
          <table:table-cell/>
        </table:table-row>
      </table:table>
      <table:database-ranges>
        <table:database-range table:target-range-address="cavers2011.A3:cavers2011.AMJ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text>£</number:text>
      <number:number number:decimal-places="2" number:min-integer-digits="1" number:grouping="true"/>
    </number:number-style>
    <number:number-style style:name="N114P0" style:volatile="true">
      <number:text>£</number:text>
      <number:number number:decimal-places="2" number:min-integer-digits="1" number:grouping="true"/>
    </number:number-style>
    <number:number-style style:name="N114">
      <style:text-properties fo:color="#ff0000"/>
      <number:text>-£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2" number:min-integer-digits="1" number:grouping="true"/>
    </number:number-style>
    <number:number-style style:name="N118">
      <number:text>-£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date-style style:name="N143">
      <number:month number:textual="true"/>
      <number:text>-</number:text>
      <number:year number:style="long"/>
    </number:date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9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59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59P0"/>
    </number:currency-style>
    <number:date-style style:name="N16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">
      <number:day number:style="long"/>
      <number:text>/</number:text>
      <number:month number:style="long"/>
      <number:text>/</number:text>
      <number:year/>
    </number:date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date-style style:name="N16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5103P0" style:volatile="true" number:language="eu">
      <number:number number:decimal-places="0" number:min-integer-digits="1" number:grouping="true"/>
    </number:number-style>
    <number:number-style style:name="N5103" number:language="eu">
      <number:text>-</number:text>
      <number:number number:decimal-places="0" number:min-integer-digits="1" number:grouping="true"/>
      <style:map style:condition="value()&gt;=0" style:apply-style-name="N5103P0"/>
    </number:number-style>
    <number:number-style style:name="N5104P0" style:volatile="true" number:language="eu">
      <number:number number:decimal-places="0" number:min-integer-digits="1" number:grouping="true"/>
    </number:number-style>
    <number:number-style style:name="N5104" number:language="eu">
      <style:text-properties fo:color="#ff0000"/>
      <number:text>-</number:text>
      <number:number number:decimal-places="0" number:min-integer-digits="1" number:grouping="true"/>
      <style:map style:condition="value()&gt;=0" style:apply-style-name="N5104P0"/>
    </number:number-style>
    <number:number-style style:name="N5105P0" style:volatile="true" number:language="eu">
      <number:number number:decimal-places="2" number:min-integer-digits="1" number:grouping="true"/>
    </number:number-style>
    <number:number-style style:name="N5105" number:language="eu">
      <number:text>-</number:text>
      <number:number number:decimal-places="2" number:min-integer-digits="1" number:grouping="true"/>
      <style:map style:condition="value()&gt;=0" style:apply-style-name="N5105P0"/>
    </number:number-style>
    <number:number-style style:name="N5106P0" style:volatile="true" number:language="eu">
      <number:number number:decimal-places="2" number:min-integer-digits="1" number:grouping="true"/>
    </number:number-style>
    <number:number-style style:name="N5106" number:language="eu">
      <style:text-properties fo:color="#ff0000"/>
      <number:text>-</number:text>
      <number:number number:decimal-places="2" number:min-integer-digits="1" number:grouping="true"/>
      <style:map style:condition="value()&gt;=0" style:apply-style-name="N5106P0"/>
    </number:number-style>
    <number:number-style style:name="N5110P0" style:volatile="true" number:language="eu">
      <number:number number:decimal-places="0" number:min-integer-digits="1" number:grouping="true"/>
      <number:text> </number:text>
    </number:number-style>
    <number:number-style style:name="N5110P1" style:volatile="true" number:language="eu">
      <number:text>-</number:text>
      <number:number number:decimal-places="0" number:min-integer-digits="1" number:grouping="true"/>
      <number:text> </number:text>
    </number:number-style>
    <number:number-style style:name="N5110P2" style:volatile="true" number:language="eu">
      <number:text> - </number:text>
    </number:number-style>
    <number:text-style style:name="N5110" number:language="eu">
      <number:text-content/>
      <number:text> </number:text>
      <style:map style:condition="value()&gt;0" style:apply-style-name="N5110P0"/>
      <style:map style:condition="value()&lt;0" style:apply-style-name="N5110P1"/>
      <style:map style:condition="value()=0" style:apply-style-name="N5110P2"/>
    </number:text-style>
    <number:number-style style:name="N5114P0" style:volatile="true" number:language="eu">
      <number:number number:decimal-places="2" number:min-integer-digits="1" number:grouping="true"/>
      <number:text> </number:text>
    </number:number-style>
    <number:number-style style:name="N5114P1" style:volatile="true" number:language="eu">
      <number:text>-</number:text>
      <number:number number:decimal-places="2" number:min-integer-digits="1" number:grouping="true"/>
      <number:text> </number:text>
    </number:number-style>
    <number:number-style style:name="N5114P2" style:volatile="true" number:language="eu">
      <number:text> -</number:text>
      <number:number number:decimal-places="0" number:min-integer-digits="0"/>
      <number:text> </number:text>
    </number:number-style>
    <number:text-style style:name="N5114" number:language="eu"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time-style style:name="N5115" number:language="eu">
      <number:minutes number:style="long"/>
      <number:text>:</number:text>
      <number:seconds number:style="long"/>
    </number:time-style>
    <number:time-style style:name="N5116" number:language="e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7" number:language="eu">
      <number:minutes number:style="long"/>
      <number:text>:</number:text>
      <number:seconds number:style="long" number:decimal-places="1"/>
    </number:time-style>
    <number:number-style style:name="N5118" number:language="eu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ffcc99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ember" style:family="table-cell" style:parent-style-name="Default">
      <style:table-cell-properties fo:background-color="#333333"/>
      <style:text-properties fo:color="#ffffff"/>
    </style:style>
    <style:style style:name="otherclub" style:family="table-cell" style:parent-style-name="Default">
      <style:table-cell-properties fo:background-color="#b3b3b3"/>
    </style:style>
    <style:style style:name="DatuPilotuaren_20_izkina" style:display-name="DatuPilotuaren izkina" style:family="table-cell" style:parent-style-name="Default"/>
    <style:style style:name="DatuPilotuaren_20_balioa" style:display-name="DatuPilotuaren balioa" style:family="table-cell" style:parent-style-name="Default"/>
    <style:style style:name="DatuPilotuaren_20_eremua" style:display-name="DatuPilotuaren eremua" style:family="table-cell" style:parent-style-name="Default"/>
    <style:style style:name="DatuPilotuaren_20_kategoria" style:display-name="DatuPilotuaren kategoria" style:family="table-cell" style:parent-style-name="Default">
      <style:table-cell-properties style:text-align-source="fix" style:repeat-content="false"/>
      <style:paragraph-properties fo:text-align="start"/>
    </style:style>
    <style:style style:name="DatuPilotuaren_20_titulua" style:display-name="DatuPilotuaren titulu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uPilotuaren_20_emaitza" style:display-name="DatuPilotuaren emaitza" style:family="table-cell" style:parent-style-name="Default">
      <style:text-properties fo:font-weight="bold"/>
    </style:style>
    <draw:marker draw:name="Arrowheads_20_1" draw:display-name="Arrowheads 1" svg:viewBox="0 0 20 30" svg:d="m10 0-10 30h20z"/>
    <draw:marker draw:name="Gezi-puntak_20_1" draw:display-name="Gezi-puntak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fo:margin-top="0.679cm" fo:margin-bottom="2cm" fo:margin-left="1.339cm" fo:margin-right="0.434cm" style:shadow="none" fo:background-color="transparent" style:scale-to="95%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2012/03/17</text:date>, <text:time>12:2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iora Zabala</meta:initial-creator>
    <meta:creation-date>2011-11-17T12:00:59</meta:creation-date>
    <dc:date>2012-03-17T12:25:22</dc:date>
    <dc:creator>Aiora Zabala-Aizpuru</dc:creator>
    <meta:editing-duration>PT2H39M14S</meta:editing-duration>
    <meta:editing-cycles>20</meta:editing-cycles>
    <meta:generator>LibreOffice/3.3$Unix LibreOffice_project/330m19$Build-401</meta:generator>
    <meta:printed-by>Aiora Zabala-Aizpuru</meta:printed-by>
    <meta:print-date>2012-03-06T19:15:16</meta:print-date>
    <meta:document-statistic meta:table-count="2" meta:cell-count="900" meta:object-count="0"/>
  </office:meta>
</office:document-meta>
</file>